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il est des folles<text:line-break/>qui<text:line-break/>savent<text:line-break/>qui<text:line-break/>osent<text:line-break/>va savoir peut-être<text:line-break/>qu'il est des folles qui n'ont pas le choix<text:line-break/>et pourtant elles offrent<text:line-break/>au monde qui voulait bien passer par-là<text:line-break/>des silences<text:line-break/>au beau milieu d'une chanson<text:line-break/>comme l'œil<text:line-break/>au beau milieu des tempêtes<text:line-break/>un instant<text:line-break/>qui se prolonge à peine<text:line-break/>ça rugit derrière<text:line-break/>ça rugit devant<text:line-break/>ça rugit partout mais<text:line-break/>il est des folles<text:line-break/>qui t'inventent des silences<text:line-break/>en déséquilibre<text:line-break/>la page oscille<text:line-break/>un battement de cil<text:line-break/>et...<text:line-break/>et... ...allez !<text:line-break/>le monde que tu as dans le rétroviseur<text:line-break/>oublie-le<text:line-break/>il est déjà broyé<text:line-break/>les poutres d'acier comme des fétus de paille<text:line-break/>le béton armé en nuages de poussière<text:line-break/>ce monde connu<text:line-break/>ce monde immonde<text:line-break/>qui te broyait toi<text:line-break/>empêtré par des fils des cordes des lianes des liens<text:line-break/>il est déjà broyé<text:line-break/>brisé éclaté moulu bientôt dissolu<text:line-break/>disparu<text:line-break/>et...<text:line-break/>et... ...allez !<text:line-break/>de ces débris par ces ruines de cette poussière<text:line-break/>s'envole un oiseau mythique<text:line-break/>tout juste aperçu<text:line-break/>pas même<text:line-break/>mais ce mouvement a ouvert<text:line-break/>des pistes des convergences des divergences des croisements<text:line-break/>et même des ponts<text:line-break/>suspendu<text:line-break/>des ponts de vide suspendu dans le vide<text:line-break/>tu ne sais pas voler mais tu voles<text:line-break/>parce que c'est comme ça parce que tu n'as pas le choix<text:line-break/>comme ces folles<text:line-break/>qui soufflent des voix comme on souffle du verre<text:line-break/>qui sculptent des gestes comme on danse la terre<text:line-break/>aux émotions impossibles<text:line-break/>aux émotions qui dissimulent leurs noms<text:line-break/>entre les lignes<text:line-break/>des vieux dictionnaires jaunis<text:line-break/>comme ces folles<text:line-break/><text:soft-page-break/>qui les révèlent sans les dévoiler<text:line-break/>qui les libèrent sans les trahir<text:line-break/>jamais<text:line-break/>…<text:line-break/>jamais !<text:line-break/>l'air si sec<text:line-break/>figé étouffant brûlure<text:line-break/>et...<text:line-break/>et... allez !<text:line-break/>le vent déploie<text:line-break/>des poumons des nuages des<text:line-break/>dégradés de gris<text:line-break/>des contrastes de la craie à l’anthracite<text:line-break/>fleuve de forces anonymes<text:line-break/>parce que nous avons perdus la connaissance<text:line-break/>de leurs formes<text:line-break/>fleuve qui rassemble<text:line-break/>tous les confluents<text:line-break/>tous les confluents que les étiquettes sécuritaires<text:line-break/>voudraient faire croire incompatibles<text:line-break/>tous les confluents<text:line-break/>dont se nourrissent<text:line-break/>par traditions non écrites<text:line-break/>par traditions non sues<text:line-break/>mais transmises<text:line-break/>dont se nourrissent ces folles<text:line-break/>par qui se perpétuent<text:line-break/>les possibles</text:p>
      <text:p text:style-name="Standard_20_gauche"/>
      <text:p text:style-name="Standard_20_gauche">respir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8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blogiGor 057 : il est des folles</text:title><text:tab/><text:tab/><text:date style:data-style-name="N108" text:date-value="2012-06-25T19:56:12.99" text:fixed="true">lundi 25 juin 2012</text:date></text:p>
      </style:header>
      <style:footer>
        <text:p text:style-name="Footer"><text:initial-creator>Igor Milhit</text:initial-creator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9:56:13</meta:creation-date>
    <dc:title>blogiGor 057 : il est des folles</dc:title>
    <meta:editing-duration>PT3M53S</meta:editing-duration>
    <meta:editing-cycles>2</meta:editing-cycles>
    <meta:generator>LibreOffice/3.5$Linux_x86 LibreOffice_project/350m1$Build-2</meta:generator>
    <meta:initial-creator>Igor Milhit</meta:initial-creator>
    <meta:keyword>blogiGor</meta:keyword>
    <meta:keyword>poésie</meta:keyword>
    <meta:keyword>respiration</meta:keyword>
    <meta:keyword>folles</meta:keyword>
    <meta:keyword>oeil de la tempête</meta:keyword>
    <meta:keyword>destruction</meta:keyword>
    <meta:keyword>création</meta:keyword>
    <dc:date>2012-06-25T20:27:58</dc:date>
    <dc:creator>Igor Milhit</dc:creator>
    <meta:document-statistic meta:table-count="0" meta:image-count="0" meta:object-count="0" meta:page-count="2" meta:paragraph-count="4" meta:word-count="360" meta:character-count="2083" meta:non-whitespace-character-count="1725"/>
    <meta:user-defined meta:name="Info 1"/>
    <meta:user-defined meta:name="Info 2"/>
    <meta:user-defined meta:name="Info 3"/>
    <meta:user-defined meta:name="Info 4"/>
  </office:meta>
</office:document-meta>
</file>